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7.013cm" fo:margin-left="0cm" table:align="left"/>
    </style:style>
    <style:style style:name="Table1.A" style:family="table-column">
      <style:table-column-properties style:column-width="5.715cm"/>
    </style:style>
    <style:style style:name="Table1.B" style:family="table-column">
      <style:table-column-properties style:column-width="11.298cm"/>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de" fo:country="DE" officeooo:rsid="000d8de6" officeooo:paragraph-rsid="000d8de6"/>
    </style:style>
    <style:style style:name="P2" style:family="paragraph" style:parent-style-name="Standard">
      <style:text-properties fo:language="de" fo:country="DE" officeooo:rsid="00296b53" officeooo:paragraph-rsid="000d8de6"/>
    </style:style>
    <style:style style:name="P3" style:family="paragraph" style:parent-style-name="Standard">
      <style:text-properties fo:language="de" fo:country="DE" officeooo:rsid="00171156" officeooo:paragraph-rsid="00171156"/>
    </style:style>
    <style:style style:name="P4" style:family="paragraph" style:parent-style-name="Standard">
      <style:text-properties fo:language="de" fo:country="DE" fo:font-weight="bold" officeooo:rsid="0037969c" officeooo:paragraph-rsid="0037969c" style:font-weight-asian="bold" style:font-weight-complex="bold"/>
    </style:style>
    <style:style style:name="P5" style:family="paragraph" style:parent-style-name="Table_20_Contents">
      <style:text-properties fo:language="de" fo:country="DE" fo:font-weight="bold" officeooo:rsid="0024fca1" officeooo:paragraph-rsid="0024fca1" style:font-weight-asian="bold" style:font-weight-complex="bold"/>
    </style:style>
    <style:style style:name="P6" style:family="paragraph" style:parent-style-name="Table_20_Contents">
      <style:text-properties fo:language="de" fo:country="DE" fo:font-weight="bold" officeooo:rsid="0026a820" officeooo:paragraph-rsid="0026a820" style:font-weight-asian="bold" style:font-weight-complex="bold"/>
    </style:style>
    <style:style style:name="P7" style:family="paragraph" style:parent-style-name="Table_20_Contents">
      <style:text-properties fo:language="de" fo:country="DE" fo:font-weight="bold" officeooo:rsid="002c038f" officeooo:paragraph-rsid="002c038f" style:font-weight-asian="bold" style:font-weight-complex="bold"/>
    </style:style>
    <style:style style:name="P8" style:family="paragraph" style:parent-style-name="Table_20_Contents">
      <style:text-properties fo:language="de" fo:country="DE" fo:font-weight="bold" officeooo:rsid="002c038f" officeooo:paragraph-rsid="002cea2f" style:font-weight-asian="bold" style:font-weight-complex="bold"/>
    </style:style>
    <style:style style:name="P9" style:family="paragraph" style:parent-style-name="Table_20_Contents">
      <style:text-properties fo:language="de" fo:country="DE" fo:font-weight="bold" officeooo:rsid="002c038f" officeooo:paragraph-rsid="002e5e47" style:font-weight-asian="bold" style:font-weight-complex="bold"/>
    </style:style>
    <style:style style:name="P10" style:family="paragraph" style:parent-style-name="Table_20_Contents">
      <style:text-properties fo:language="de" fo:country="DE" fo:font-weight="bold" officeooo:rsid="002c038f" officeooo:paragraph-rsid="002e6cb5" style:font-weight-asian="bold" style:font-weight-complex="bold"/>
    </style:style>
    <style:style style:name="P11" style:family="paragraph" style:parent-style-name="Table_20_Contents">
      <style:text-properties fo:language="de" fo:country="DE" fo:font-weight="bold" officeooo:rsid="002c038f" officeooo:paragraph-rsid="00305d83" style:font-weight-asian="bold" style:font-weight-complex="bold"/>
    </style:style>
    <style:style style:name="P12" style:family="paragraph" style:parent-style-name="Table_20_Contents">
      <style:text-properties fo:language="de" fo:country="DE" fo:font-weight="bold" officeooo:rsid="002c038f" officeooo:paragraph-rsid="00359b0c" style:font-weight-asian="bold" style:font-weight-complex="bold"/>
    </style:style>
    <style:style style:name="P13" style:family="paragraph" style:parent-style-name="Table_20_Contents">
      <style:text-properties fo:language="de" fo:country="DE" fo:font-weight="bold" officeooo:rsid="002c038f" officeooo:paragraph-rsid="00372a80" style:font-weight-asian="bold" style:font-weight-complex="bold"/>
    </style:style>
    <style:style style:name="P14" style:family="paragraph" style:parent-style-name="Table_20_Contents">
      <style:text-properties fo:language="de" fo:country="DE" fo:font-weight="bold" officeooo:rsid="002e5e47" officeooo:paragraph-rsid="002e5e47" style:font-weight-asian="bold" style:font-weight-complex="bold"/>
    </style:style>
    <style:style style:name="P15" style:family="paragraph" style:parent-style-name="Table_20_Contents">
      <style:text-properties fo:language="de" fo:country="DE" fo:font-weight="bold" officeooo:rsid="002e6cb5" officeooo:paragraph-rsid="002e6cb5" style:font-weight-asian="bold" style:font-weight-complex="bold"/>
    </style:style>
    <style:style style:name="P16" style:family="paragraph" style:parent-style-name="Table_20_Contents">
      <style:text-properties fo:language="de" fo:country="DE" fo:font-weight="bold" officeooo:rsid="00305d83" officeooo:paragraph-rsid="00305d83" style:font-weight-asian="bold" style:font-weight-complex="bold"/>
    </style:style>
    <style:style style:name="P17" style:family="paragraph" style:parent-style-name="Table_20_Contents">
      <style:text-properties fo:language="de" fo:country="DE" fo:font-weight="bold" officeooo:rsid="0032a6eb" officeooo:paragraph-rsid="0032a6eb" style:font-weight-asian="bold" style:font-weight-complex="bold"/>
    </style:style>
    <style:style style:name="P18" style:family="paragraph" style:parent-style-name="Table_20_Contents">
      <style:text-properties fo:language="de" fo:country="DE" fo:font-weight="bold" officeooo:rsid="00359b0c" officeooo:paragraph-rsid="00359b0c" style:font-weight-asian="bold" style:font-weight-complex="bold"/>
    </style:style>
    <style:style style:name="P19" style:family="paragraph" style:parent-style-name="Table_20_Contents">
      <style:text-properties fo:language="de" fo:country="DE" fo:font-weight="bold" officeooo:rsid="00391869" officeooo:paragraph-rsid="00391869" style:font-weight-asian="bold" style:font-weight-complex="bold"/>
    </style:style>
    <style:style style:name="P20" style:family="paragraph" style:parent-style-name="Standard">
      <style:text-properties fo:language="de" fo:country="DE" officeooo:rsid="0037969c" officeooo:paragraph-rsid="0037969c"/>
    </style:style>
    <style:style style:name="P21" style:family="paragraph" style:parent-style-name="Standard">
      <style:text-properties fo:language="de" fo:country="DE" officeooo:rsid="00391869" officeooo:paragraph-rsid="00391869"/>
    </style:style>
    <style:style style:name="P22" style:family="paragraph" style:parent-style-name="Table_20_Contents">
      <style:text-properties fo:language="de" fo:country="DE" officeooo:rsid="000e0e65" officeooo:paragraph-rsid="000e0e65"/>
    </style:style>
    <style:style style:name="P23" style:family="paragraph" style:parent-style-name="Table_20_Contents">
      <style:text-properties fo:language="de" fo:country="DE" officeooo:rsid="00118519" officeooo:paragraph-rsid="00118519"/>
    </style:style>
    <style:style style:name="P24" style:family="paragraph" style:parent-style-name="Table_20_Contents">
      <style:text-properties fo:language="de" fo:country="DE" officeooo:rsid="0014411d" officeooo:paragraph-rsid="0014411d"/>
    </style:style>
    <style:style style:name="P25" style:family="paragraph" style:parent-style-name="Table_20_Contents">
      <style:text-properties fo:language="de" fo:country="DE" officeooo:rsid="001c88c3" officeooo:paragraph-rsid="001c88c3"/>
    </style:style>
    <style:style style:name="P26" style:family="paragraph" style:parent-style-name="Table_20_Contents">
      <style:paragraph-properties fo:text-align="start" style:justify-single-word="false"/>
      <style:text-properties fo:language="de" fo:country="DE" fo:font-weight="normal" officeooo:rsid="0024fca1" officeooo:paragraph-rsid="0024fca1" style:font-weight-asian="normal" style:font-weight-complex="normal"/>
    </style:style>
    <style:style style:name="P27" style:family="paragraph" style:parent-style-name="Table_20_Contents">
      <style:text-properties fo:language="de" fo:country="DE" fo:font-weight="normal" officeooo:rsid="002c038f" officeooo:paragraph-rsid="002c038f" style:font-weight-asian="normal" style:font-weight-complex="normal"/>
    </style:style>
    <style:style style:name="P28" style:family="paragraph" style:parent-style-name="Table_20_Contents">
      <style:text-properties fo:language="de" fo:country="DE" fo:font-weight="normal" officeooo:rsid="002c038f" officeooo:paragraph-rsid="002cea2f" style:font-weight-asian="normal" style:font-weight-complex="normal"/>
    </style:style>
    <style:style style:name="P29" style:family="paragraph" style:parent-style-name="Table_20_Contents">
      <style:text-properties fo:language="de" fo:country="DE" fo:font-weight="normal" officeooo:rsid="002c038f" officeooo:paragraph-rsid="002e5e47" style:font-weight-asian="normal" style:font-weight-complex="normal"/>
    </style:style>
    <style:style style:name="P30" style:family="paragraph" style:parent-style-name="Table_20_Contents">
      <style:text-properties fo:language="de" fo:country="DE" fo:font-weight="normal" officeooo:rsid="002c038f" officeooo:paragraph-rsid="002e6cb5" style:font-weight-asian="normal" style:font-weight-complex="normal"/>
    </style:style>
    <style:style style:name="P31" style:family="paragraph" style:parent-style-name="Table_20_Contents">
      <style:text-properties fo:language="de" fo:country="DE" fo:font-weight="normal" officeooo:rsid="002c038f" officeooo:paragraph-rsid="00305d83" style:font-weight-asian="normal" style:font-weight-complex="normal"/>
    </style:style>
    <style:style style:name="P32" style:family="paragraph" style:parent-style-name="Table_20_Contents">
      <style:text-properties fo:language="de" fo:country="DE" fo:font-weight="normal" officeooo:rsid="002c038f" officeooo:paragraph-rsid="00359b0c" style:font-weight-asian="normal" style:font-weight-complex="normal"/>
    </style:style>
    <style:style style:name="P33" style:family="paragraph" style:parent-style-name="Table_20_Contents">
      <style:text-properties fo:language="de" fo:country="DE" fo:font-weight="normal" officeooo:rsid="002c038f" officeooo:paragraph-rsid="00372a80" style:font-weight-asian="normal" style:font-weight-complex="normal"/>
    </style:style>
    <style:style style:name="P34" style:family="paragraph" style:parent-style-name="Table_20_Contents">
      <style:text-properties fo:language="de" fo:country="DE" fo:font-weight="normal" officeooo:rsid="00391869" officeooo:paragraph-rsid="00391869" style:font-weight-asian="normal" style:font-weight-complex="normal"/>
    </style:style>
    <style:style style:name="P35" style:family="paragraph" style:parent-style-name="Table_20_Contents">
      <style:text-properties fo:language="de" fo:country="DE" fo:font-weight="normal" officeooo:rsid="003d78a1" officeooo:paragraph-rsid="003d78a1" style:font-weight-asian="normal" style:font-weight-complex="normal"/>
    </style:style>
    <style:style style:name="P36" style:family="paragraph" style:parent-style-name="Table_20_Contents">
      <style:text-properties fo:language="de" fo:country="DE" fo:font-weight="normal" officeooo:rsid="003ad0b0" officeooo:paragraph-rsid="003ad0b0" style:font-weight-asian="normal" style:font-weight-complex="normal"/>
    </style:style>
    <style:style style:name="P37" style:family="paragraph" style:parent-style-name="Table_20_Contents">
      <style:text-properties fo:language="de" fo:country="DE" fo:font-weight="normal" officeooo:rsid="003f6031" officeooo:paragraph-rsid="003f6031" style:font-weight-asian="normal" style:font-weight-complex="normal"/>
    </style:style>
    <style:style style:name="P38" style:family="paragraph" style:parent-style-name="Table_20_Contents">
      <style:text-properties fo:language="de" fo:country="DE" fo:font-weight="normal" officeooo:rsid="0041561d" officeooo:paragraph-rsid="0041561d" style:font-weight-asian="normal" style:font-weight-complex="normal"/>
    </style:style>
    <style:style style:name="P39" style:family="paragraph" style:parent-style-name="Table_20_Contents">
      <style:text-properties fo:language="de" fo:country="DE" fo:font-weight="normal" officeooo:rsid="004220cf" officeooo:paragraph-rsid="004220cf" style:font-weight-asian="normal" style:font-weight-complex="normal"/>
    </style:style>
    <style:style style:name="P40" style:family="paragraph" style:parent-style-name="Table_20_Contents">
      <style:text-properties fo:language="de" fo:country="DE" fo:font-weight="normal" officeooo:rsid="00428b7b" officeooo:paragraph-rsid="00428b7b" style:font-weight-asian="normal" style:font-weight-complex="normal"/>
    </style:style>
    <style:style style:name="P41" style:family="paragraph" style:parent-style-name="Table_20_Contents">
      <style:text-properties fo:language="de" fo:country="DE" fo:font-weight="normal" officeooo:rsid="00474e41" officeooo:paragraph-rsid="00474e41" style:font-weight-asian="normal" style:font-weight-complex="normal"/>
    </style:style>
    <style:style style:name="P42" style:family="paragraph" style:parent-style-name="Table_20_Contents">
      <style:text-properties fo:language="de" fo:country="DE" officeooo:rsid="002c038f" officeooo:paragraph-rsid="002c038f"/>
    </style:style>
    <style:style style:name="P43" style:family="paragraph" style:parent-style-name="Table_20_Contents">
      <style:text-properties fo:language="de" fo:country="DE" officeooo:rsid="002cea2f" officeooo:paragraph-rsid="002cea2f"/>
    </style:style>
    <style:style style:name="P44" style:family="paragraph" style:parent-style-name="Table_20_Contents">
      <style:text-properties fo:language="de" fo:country="DE" officeooo:rsid="002e5e47" officeooo:paragraph-rsid="002e5e47"/>
    </style:style>
    <style:style style:name="P45" style:family="paragraph" style:parent-style-name="Table_20_Contents">
      <style:text-properties fo:language="de" fo:country="DE" officeooo:rsid="002e8fe8" officeooo:paragraph-rsid="002e8fe8"/>
    </style:style>
    <style:style style:name="P46" style:family="paragraph" style:parent-style-name="Table_20_Contents">
      <style:text-properties fo:language="de" fo:country="DE" officeooo:rsid="00305d83" officeooo:paragraph-rsid="002e8fe8"/>
    </style:style>
    <style:style style:name="P47" style:family="paragraph" style:parent-style-name="Table_20_Contents">
      <style:text-properties fo:language="de" fo:country="DE" officeooo:rsid="00305d83" officeooo:paragraph-rsid="00305d83"/>
    </style:style>
    <style:style style:name="P48" style:family="paragraph" style:parent-style-name="Table_20_Contents">
      <style:text-properties fo:language="de" fo:country="DE" officeooo:rsid="0032a6eb" officeooo:paragraph-rsid="0032a6eb"/>
    </style:style>
    <style:style style:name="P49" style:family="paragraph" style:parent-style-name="Table_20_Contents">
      <style:text-properties fo:language="de" fo:country="DE" officeooo:rsid="00359b0c" officeooo:paragraph-rsid="00359b0c"/>
    </style:style>
    <style:style style:name="P50" style:family="paragraph" style:parent-style-name="Table_20_Contents">
      <style:text-properties fo:language="de" fo:country="DE" officeooo:rsid="00370257" officeooo:paragraph-rsid="00370257"/>
    </style:style>
    <style:style style:name="P51" style:family="paragraph" style:parent-style-name="Table_20_Contents">
      <style:paragraph-properties fo:text-align="center" style:justify-single-word="false"/>
      <style:text-properties fo:font-size="14pt" fo:language="de" fo:country="DE" fo:font-weight="bold" officeooo:rsid="000e0e65" officeooo:paragraph-rsid="000e0e65"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font-size="14pt" fo:language="de" fo:country="DE" fo:font-weight="bold" officeooo:rsid="00187bab" officeooo:paragraph-rsid="00187bab"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font-size="14pt" fo:language="de" fo:country="DE" fo:font-weight="bold" officeooo:rsid="000f20a4" officeooo:paragraph-rsid="000f20a4"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16pt" fo:language="de" fo:country="DE" fo:font-weight="bold" officeooo:rsid="001fc0a4" officeooo:paragraph-rsid="001fc0a4" style:font-size-asian="16pt" style:font-weight-asian="bold" style:font-size-complex="16pt" style:font-weight-complex="bold"/>
    </style:style>
    <style:style style:name="P55" style:family="paragraph" style:parent-style-name="Table_20_Contents">
      <style:paragraph-properties fo:text-align="start" style:justify-single-word="false"/>
      <style:text-properties fo:language="de" fo:country="DE" fo:font-weight="normal" officeooo:rsid="0024fca1" officeooo:paragraph-rsid="0024fca1" style:font-weight-asian="normal" style:font-weight-complex="normal"/>
    </style:style>
    <style:style style:name="P56" style:family="paragraph" style:parent-style-name="Table_20_Contents" style:list-style-name="L1">
      <style:text-properties fo:language="de" fo:country="DE" officeooo:rsid="0032a6eb" officeooo:paragraph-rsid="0032a6eb"/>
    </style:style>
    <style:style style:name="P57" style:family="paragraph" style:parent-style-name="Table_20_Contents">
      <style:text-properties fo:language="de" fo:country="DE" officeooo:rsid="00359b0c" officeooo:paragraph-rsid="004b9fc0"/>
    </style:style>
    <style:style style:name="T1" style:family="text">
      <style:text-properties officeooo:rsid="000f20a4"/>
    </style:style>
    <style:style style:name="T2" style:family="text">
      <style:text-properties officeooo:rsid="00103912"/>
    </style:style>
    <style:style style:name="T3" style:family="text">
      <style:text-properties fo:font-variant="normal" fo:text-transform="none" fo:color="#000000" loext:opacity="100%" style:font-name="Times New Roman" fo:font-size="12pt" fo:letter-spacing="normal" fo:font-style="normal" fo:font-weight="normal"/>
    </style:style>
    <style:style style:name="T4" style:family="text">
      <style:text-properties fo:font-variant="normal" fo:text-transform="none" fo:color="#000000" loext:opacity="100%" style:font-name="Times New Roman" fo:font-size="12pt" fo:letter-spacing="normal" fo:font-style="normal" fo:font-weight="normal" officeooo:rsid="0018ab4d"/>
    </style:style>
    <style:style style:name="T5" style:family="text">
      <style:text-properties officeooo:rsid="001fc0a4"/>
    </style:style>
    <style:style style:name="T6" style:family="text">
      <style:text-properties officeooo:rsid="00214d63"/>
    </style:style>
    <style:style style:name="T7" style:family="text">
      <style:text-properties officeooo:rsid="0024fca1"/>
    </style:style>
    <style:style style:name="T8" style:family="text">
      <style:text-properties officeooo:rsid="002cea2f"/>
    </style:style>
    <style:style style:name="T9" style:family="text">
      <style:text-properties officeooo:rsid="002e6cb5"/>
    </style:style>
    <style:style style:name="T10" style:family="text">
      <style:text-properties officeooo:rsid="00305d83"/>
    </style:style>
    <style:style style:name="T11" style:family="text">
      <style:text-properties officeooo:rsid="0033fbc9"/>
    </style:style>
    <style:style style:name="T12" style:family="text">
      <style:text-properties officeooo:rsid="00359b0c"/>
    </style:style>
    <style:style style:name="T13" style:family="text">
      <style:text-properties officeooo:rsid="00372a80"/>
    </style:style>
    <style:style style:name="T14" style:family="text">
      <style:text-properties officeooo:rsid="003b9c68"/>
    </style:style>
    <style:style style:name="T15" style:family="text">
      <style:text-properties officeooo:rsid="0041561d"/>
    </style:style>
    <style:style style:name="T16" style:family="text">
      <style:text-properties officeooo:rsid="00443c18"/>
    </style:style>
    <style:style style:name="T17" style:family="text">
      <style:text-properties officeooo:rsid="0049070f"/>
    </style:style>
    <style:style style:name="T18" style:family="text">
      <style:text-properties officeooo:rsid="00490e09"/>
    </style:style>
    <style:style style:name="T19" style:family="text">
      <style:text-properties officeooo:rsid="004b9fc0"/>
    </style:style>
    <style:style style:name="T20" style:family="text">
      <style:text-properties officeooo:rsid="004c7e21"/>
    </style:style>
    <style:style style:name="T21" style:family="text">
      <style:text-properties officeooo:rsid="004d9f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Projektablaufplan</text:p>
      <text:p text:style-name="P1"/>
      <table:table table:name="Table1" table:style-name="Table1">
        <table:table-column table:style-name="Table1.A"/>
        <table:table-column table:style-name="Table1.B"/>
        <table:table-row>
          <table:table-cell table:style-name="Table1.A1" table:number-columns-spanned="2" office:value-type="string">
            <text:p text:style-name="P51">Einarbeitung</text:p>
          </table:table-cell>
          <table:covered-table-cell/>
        </table:table-row>
        <table:table-row>
          <table:table-cell table:style-name="Table1.A2" office:value-type="string">
            <text:p text:style-name="P7">Geplante <text:span text:style-name="T8">Anzahl an</text:span> <text:span text:style-name="T13">Stunden</text:span>:</text:p>
            <text:p text:style-name="P35">1<text:span text:style-name="T15">0 Stunden</text:span></text:p>
            <text:p text:style-name="P27"/>
            <text:p text:style-name="P7">Zeitraum:</text:p>
            <text:p text:style-name="P39">10/2022</text:p>
            <text:p text:style-name="P27"/>
          </table:table-cell>
          <table:table-cell table:style-name="Table1.B2" office:value-type="string">
            <text:p text:style-name="P5">Inhalt:</text:p>
            <text:p text:style-name="P5"/>
            <text:p text:style-name="P26">Einarbeitung in das FreeRTOS, welches auf dem ESP32 läuft. Besonderes Augenmerk dabei, die Erstellung von Tasks, die Kommunikation zwischen Tasks, die Priorisierung von Tasks und die Unterbrechung von Tasks durch Hardwareinterrupts. Dabei soll auch das ESP IoT Development Framework (ESP-IDF) betrachtet werden, welches für die Programmierung des ESP verwendet wird.</text:p>
            <text:p text:style-name="P26"/>
            <text:p text:style-name="P26">Ebenso soll die Bluetooth Low Energie (BLE) Technologie betrachtet werden und die Human Interface Devices (HID) welche per USB oder Bluetooth bereitgestellt werden können.</text:p>
          </table:table-cell>
        </table:table-row>
        <table:table-row>
          <table:table-cell table:style-name="Table1.B2" table:number-columns-spanned="2" office:value-type="string">
            <text:p text:style-name="P51">BLE HID Joystick implementieren</text:p>
          </table:table-cell>
          <table:covered-table-cell/>
        </table:table-row>
        <table:table-row>
          <table:table-cell table:style-name="Table1.A2" office:value-type="string">
            <text:p text:style-name="P8">Geplante <text:span text:style-name="T8">Anzahl an</text:span> <text:span text:style-name="T13">Stunden</text:span>:</text:p>
            <text:p text:style-name="P38">30 Stunden</text:p>
            <text:p text:style-name="P28"/>
            <text:p text:style-name="P8">Zeitraum:</text:p>
            <text:p text:style-name="P39">1<text:span text:style-name="T16">0</text:span>/2022 - <text:span text:style-name="T16">11/2022</text:span></text:p>
            <text:p text:style-name="P28"/>
          </table:table-cell>
          <table:table-cell table:style-name="Table1.B2" office:value-type="string">
            <text:p text:style-name="P6">Inhalt:</text:p>
            <text:p text:style-name="P25"/>
            <text:p text:style-name="P42">Mittels des ESP32-Entwicklerboards die Kommunikation zwischen Windows, Linux, iOS / iPadOS und Android herstellen <text:span text:style-name="T8">(MacOS kann nicht überprüft werden, da kein Gerät mit MacOS vorhanden ist)</text:span>. Die Kommunikation soll mittels BLE stattfinden und das Entwicklerboard soll sich als HID authentifizieren.</text:p>
            <text:p text:style-name="P42"/>
            <text:p text:style-name="P42">In diesen Schritt sollen alle analogen und digitale Knöpfe, sowie die analogen <text:span text:style-name="T19">Steuerknüppel</text:span> übertragen werden. Auch soll / muss (für Apples Betriebssysteme) der aktuelle Akkustand des Geräts übertragen werden. In diesen Stadium soll nur ein Demo-Akkustand übertragen werden.</text:p>
            <text:p text:style-name="P42"/>
            <text:p text:style-name="P43">Überprüft werden soll die Funktionsweise mittels eines Programms welche alle Übermittelten Tastensignale darstellt. </text:p>
          </table:table-cell>
        </table:table-row>
        <table:table-row>
          <table:table-cell table:style-name="Table1.B2" table:number-columns-spanned="2" office:value-type="string">
            <text:p text:style-name="P51">Kommunikation zwischen Mikrocontroller und <text:span text:style-name="T7">Fe</text:span>rnbedienung <text:span text:style-name="T7">implementieren</text:span></text:p>
          </table:table-cell>
          <table:covered-table-cell/>
        </table:table-row>
        <table:table-row>
          <table:table-cell table:style-name="Table1.A2" office:value-type="string">
            <text:p text:style-name="P9">Geplante <text:span text:style-name="T8">Anzahl an</text:span> <text:span text:style-name="T13">Stunden</text:span>:</text:p>
            <text:p text:style-name="P38">20 Stunden</text:p>
            <text:p text:style-name="P29"/>
            <text:p text:style-name="P9">Zeitraum:</text:p>
            <text:p text:style-name="P40">11/2022 – <text:span text:style-name="T17">12/2022</text:span></text:p>
            <text:p text:style-name="P29"/>
          </table:table-cell>
          <table:table-cell table:style-name="Table1.B2" office:value-type="string">
            <text:p text:style-name="P14">Inhalt:</text:p>
            <text:p text:style-name="P24"/>
            <text:p text:style-name="P44">Die Fernbedienung bietet <text:span text:style-name="T9">verschiedene Übertragungstechniken zum Modulschacht. Einige Übertragungstechniken sind für bestimmte Module bereits implementiert, auch werden die universellen Protokolle SBus und PPM unterstützt. Für die Datenübertragung in diesem Projekt soll das Protokoll </text:span><text:span text:style-name="T21">CRSF</text:span><text:span text:style-name="T9"> verwendet werden.</text:span></text:p>
          </table:table-cell>
        </table:table-row>
        <table:table-row>
          <table:table-cell table:style-name="Table1.B2" table:number-columns-spanned="2" office:value-type="string">
            <text:p text:style-name="P51">Implement<text:span text:style-name="T19">ierung</text:span> weiterer Eingabe- und Ausgabe-Elemente</text:p>
          </table:table-cell>
          <table:covered-table-cell/>
        </table:table-row>
        <table:table-row>
          <table:table-cell table:style-name="Table1.A2" office:value-type="string">
            <text:p text:style-name="P10">Geplante <text:span text:style-name="T8">Anzahl an</text:span> <text:span text:style-name="T13">Stunden</text:span>:</text:p>
            <text:p text:style-name="P38">10 Stunden</text:p>
            <text:p text:style-name="P30"/>
            <text:p text:style-name="P10">Zeitraum:</text:p>
            <text:p text:style-name="P40"><text:span text:style-name="T17">01</text:span>/202<text:span text:style-name="T17">3</text:span></text:p>
            <text:p text:style-name="P30"><text:soft-page-break/></text:p>
          </table:table-cell>
          <table:table-cell table:style-name="Table1.B2" office:value-type="string">
            <text:p text:style-name="P15">Inhalt:</text:p>
            <text:p text:style-name="P22"/>
            <text:p text:style-name="P45">Für die Bedienung des Moduls (<text:span text:style-name="T19">s</text:span>etzen von Einstellungen) sollen Taster verwendet werden. Durch ein 0,91“ großes OLED-Display sollen kurze Statusnachrichten gezeigt werden. Zusätzlich sollen <text:soft-page-break/>noch ein bis zwei Status-LEDs vorhanden sein, welche ebenfalls <text:span text:style-name="T10">für die Interaktion mit dem Modul dienen sollen.</text:span></text:p>
            <text:p text:style-name="P46"/>
            <text:p text:style-name="P47">Für die Bestimmung des Akkustands der Fernbedienung soll ein integrierter ADC verwendet werden, mit welchem die <text:span text:style-name="T19">Versorgungsspannung</text:span> <text:span text:style-name="T19">des Modulschachts ermittelt werden kann</text:span>. Der Akkustand wird für die Bereitstellung des HID benötigt.</text:p>
          </table:table-cell>
        </table:table-row>
        <table:table-row>
          <table:table-cell table:style-name="Table1.B2" table:number-columns-spanned="2" office:value-type="string">
            <text:p text:style-name="P52">Zusammenführung Software</text:p>
          </table:table-cell>
          <table:covered-table-cell/>
        </table:table-row>
        <table:table-row>
          <table:table-cell table:style-name="Table1.A2" office:value-type="string">
            <text:p text:style-name="P11">Geplante <text:span text:style-name="T8">Anzahl an</text:span> <text:span text:style-name="T13">Stunden</text:span>:</text:p>
            <text:p text:style-name="P38">20 Stunden</text:p>
            <text:p text:style-name="P31"/>
            <text:p text:style-name="P11">Zeitraum:</text:p>
            <text:p text:style-name="P41"><text:span text:style-name="T18">01/2023 - </text:span>0<text:span text:style-name="T17">2</text:span>/2023</text:p>
            <text:p text:style-name="P31"/>
          </table:table-cell>
          <table:table-cell table:style-name="Table1.B2" office:value-type="string">
            <text:p text:style-name="P16">Inhalt:</text:p>
            <text:p text:style-name="P47"/>
            <text:p text:style-name="P47">Alle bis zu diesem Schritt vorhandenen Komponenten sollen in diesen Schritt zusammengeführt werden. Dabei muss beachtet werden, dass das ESP-Modul zwei Kerne besitzt welche durch das vorhandene FreeRTOS angesteuert werden können. Dafür müssen alle Komponenten in Task<text:span text:style-name="T19">s</text:span> oder ISR<text:span text:style-name="T19">s</text:span> ausgelagert werden und die richtigen Prioritäten für das Scheduling gesetzt werden, damit die Übertragung der Daten über Bluetooth mit einer möglichst geringen Latenz erfolgt.</text:p>
          </table:table-cell>
        </table:table-row>
        <table:table-row>
          <table:table-cell table:style-name="Table1.B2" table:number-columns-spanned="2" office:value-type="string">
            <text:p text:style-name="P53">Platinen<text:span text:style-name="T12">entwurf</text:span> und -<text:span text:style-name="T6">b</text:span>estückung</text:p>
          </table:table-cell>
          <table:covered-table-cell/>
        </table:table-row>
        <table:table-row>
          <table:table-cell table:style-name="Table1.A2" office:value-type="string">
            <text:p text:style-name="P11">Geplante <text:span text:style-name="T8">Anzahl an</text:span> <text:span text:style-name="T13">Stunden</text:span>:</text:p>
            <text:p text:style-name="P38">30 Stunden</text:p>
            <text:p text:style-name="P31"/>
            <text:p text:style-name="P11">Zeitraum:</text:p>
            <text:p text:style-name="P41">0<text:span text:style-name="T17">2</text:span>/2023 - 0<text:span text:style-name="T17">3/</text:span>2023</text:p>
          </table:table-cell>
          <table:table-cell table:style-name="Table1.B2" office:value-type="string">
            <text:p text:style-name="P17">Inhalt:</text:p>
            <text:p text:style-name="P48"/>
            <text:p text:style-name="P48"/>
            <text:p text:style-name="P48">In diesem Schritt soll der vorhandene Aufbau auf Steckbrettern in eine Platine umgewandelt werden, welche in Auftrag gegeben und danach bestückt werden soll. Dabei sollen noch weitere kleine Schaltungen integriert werden, um die Benutzung des Moduls zu verbessern.</text:p>
            <text:p text:style-name="P48"/>
            <text:p text:style-name="P48">Die Bestandteile der Platine sind:</text:p>
            <text:list xml:id="list801946965" text:style-name="L1">
              <text:list-item>
                <text:p text:style-name="P56">ESP-Modul</text:p>
              </text:list-item>
              <text:list-item>
                <text:p text:style-name="P56">OLED-Display</text:p>
              </text:list-item>
              <text:list-item>
                <text:p text:style-name="P56">Taster mit einer Schaltung zum entprellen der Taster</text:p>
              </text:list-item>
              <text:list-item>
                <text:p text:style-name="P56">Status-LEDs</text:p>
              </text:list-item>
              <text:list-item>
                <text:p text:style-name="P56">Schaltung zur Spannungsregulierung der <text:span text:style-name="T19">Leitungen die vom Modulschacht kommen</text:span></text:p>
              </text:list-item>
              <text:list-item>
                <text:p text:style-name="P56">Stiftleiste für die Kommunikation zwischen der Fernbedienung und des Moduls</text:p>
              </text:list-item>
            </text:list>
            <text:p text:style-name="P48"><text:span text:style-name="T11">Es sollen zwei</text:span> Platinen <text:span text:style-name="T12">entworfen</text:span> werden. Die erste Platine soll dabei das ESP-Modul und die Spannungsregulierung enthalten. Die zweite Platine sollen die LEDs, Taster <text:span text:style-name="T19">und </text:span>das OLED-Display enthalten. Dadurch wird das <text:span text:style-name="T12">B</text:span>estücken der Platine und der Einbau in d<text:span text:style-name="T11">as Gehäuse vereinfacht.</text:span></text:p>
            <text:p text:style-name="P48"/>
            <text:p text:style-name="P48">Als Software hierfür soll KiCad verwendet werden. </text:p>
          </table:table-cell>
        </table:table-row>
        <table:table-row>
          <table:table-cell table:style-name="Table1.B2" table:number-columns-spanned="2" office:value-type="string">
            <text:p text:style-name="P53">Gehäuse<text:span text:style-name="T12">entwurf</text:span> und -<text:span text:style-name="T5">e</text:span>rstellung</text:p>
          </table:table-cell>
          <table:covered-table-cell/>
        </table:table-row>
        <table:table-row>
          <table:table-cell table:style-name="Table1.A2" office:value-type="string">
            <text:p text:style-name="P12">Geplante <text:span text:style-name="T8">Anzahl an</text:span> <text:span text:style-name="T13">Stunden</text:span>:</text:p>
            <text:p text:style-name="P37">10 Stunden</text:p>
            <text:p text:style-name="P32"/>
            <text:p text:style-name="P12">Zeitraum:</text:p>
            <text:p text:style-name="P37"><text:soft-page-break/>0<text:span text:style-name="T17">4</text:span>/2023</text:p>
            <text:p text:style-name="P32"/>
          </table:table-cell>
          <table:table-cell table:style-name="Table1.B2" office:value-type="string">
            <text:p text:style-name="P18">Inhalt:</text:p>
            <text:p text:style-name="P23"/>
            <text:p text:style-name="P49">Es soll ein Gehäuse entworfen werden, in dem die vorhandene Platine im JR-Modulschacht der Fernbedienung sicher befestigt <text:soft-page-break/>werden kann. Beachtet werden muss dabei, dass das Gehäuse so entworfen werden soll, dass das Gehäuse möglichst ohne Stützstrukturen 3D gedruckt werden kann. Dadurch ist nur eine geringe bis keine Nachbearbeitung des Gehäuse nötig.</text:p>
          </table:table-cell>
        </table:table-row>
        <table:table-row>
          <table:table-cell table:style-name="Table1.B2" table:number-columns-spanned="2" office:value-type="string">
            <text:p text:style-name="P51">Test / <text:span text:style-name="T1">Vergleich zwischen USB- und BLE-Verbindung</text:span></text:p>
          </table:table-cell>
          <table:covered-table-cell/>
        </table:table-row>
        <table:table-row>
          <table:table-cell table:style-name="Table1.A2" office:value-type="string">
            <text:p text:style-name="P12">Geplante <text:span text:style-name="T8">Anzahl an</text:span> <text:span text:style-name="T13">Stunden</text:span>:</text:p>
            <text:p text:style-name="P35">20 Stunden</text:p>
            <text:p text:style-name="P32"/>
            <text:p text:style-name="P12">Zeitraum:</text:p>
            <text:p text:style-name="P35">05/2023 - 06/2023</text:p>
          </table:table-cell>
          <table:table-cell table:style-name="Table1.B2" office:value-type="string">
            <text:p text:style-name="P18">Inhalt:</text:p>
            <text:p text:style-name="P49"/>
            <text:p text:style-name="P57">Mittels eines Einplatinencomputers soll die durchschnittliche Übertragungszeit zwischen USB- und BLE-Verbindung ermittelt werden. Dafür wird <text:span text:style-name="T19">an einem Taster der Fernsteuerung ein Optokoppler angelötet, womit der Taster via dem Einplatinencomputer gesteuert werden kann.</text:span> Die Zeit zwischen <text:span text:style-name="T19">der Ansteuerung des Tasters</text:span> und dem Empfang der Daten der Fernbedienung am Einplatinencomputer soll dabei gemessen werden.</text:p>
            <text:p text:style-name="P49"/>
            <text:p text:style-name="P50">Die Versuchssoftware soll dabei in C geschrieben werden.</text:p>
            <text:p text:style-name="P50"/>
            <text:p text:style-name="P50">Die Erkennung der Joystick-Ereignisse, unter Linux, soll durch die evdev-Schnittstelle erfolgen. Durch diese Schnittstelle erhalten alle Ereignisse einen Zeitstempel, wann <text:span text:style-name="T19">diese i</text:span>m Kernel aufgetreten <text:span text:style-name="T19">sind</text:span>.</text:p>
            <text:p text:style-name="P50"/>
            <text:p text:style-name="P50">Mittels mehreren Durchläufen soll die mittlere Laufzeit ermittelt werden, da Jitter durch <text:span text:style-name="T19">das Betriebssystem </text:span>Linux auftreten können. Alle Durchläufe sollen dabei in einer CSV-Datei für eine spätere Auswertung gespeichert werden.</text:p>
          </table:table-cell>
        </table:table-row>
        <table:table-row>
          <table:table-cell table:style-name="Table1.B2" table:number-columns-spanned="2" office:value-type="string">
            <text:p text:style-name="P51">Dokumentation</text:p>
          </table:table-cell>
          <table:covered-table-cell/>
        </table:table-row>
        <table:table-row>
          <table:table-cell table:style-name="Table1.A2" office:value-type="string">
            <text:p text:style-name="P13">Geplante <text:span text:style-name="T8">Anzahl an</text:span> <text:span text:style-name="T13">Stunden</text:span>:</text:p>
            <text:p text:style-name="P35">150 Stunden</text:p>
            <text:p text:style-name="P33"/>
            <text:p text:style-name="P13">Zeitraum:</text:p>
            <text:p text:style-name="P36">10/2022 – 06/202<text:span text:style-name="T14">3</text:span></text:p>
          </table:table-cell>
          <table:table-cell table:style-name="Table1.B2" office:value-type="string">
            <text:p text:style-name="P3">Studienarbeit schreiben.</text:p>
          </table:table-cell>
        </table:table-row>
        <table:table-row>
          <table:table-cell table:style-name="Table1.B2" table:number-columns-spanned="2" office:value-type="string">
            <text:p text:style-name="P53">Optional: <text:span text:style-name="T20">Aktualisierung des Moduls</text:span><text:span text:style-name="T2"> mittels OTA oder </text:span><text:span text:style-name="T20">einer </text:span><text:span text:style-name="T2">Desktopsoftware</text:span></text:p>
          </table:table-cell>
          <table:covered-table-cell/>
        </table:table-row>
        <table:table-row>
          <table:table-cell table:style-name="Table1.A2" office:value-type="string">
            <text:p text:style-name="P19">Zeitraum:</text:p>
            <text:p text:style-name="P34">Optional</text:p>
          </table:table-cell>
          <table:table-cell table:style-name="Table1.B2" office:value-type="string">
            <text:p text:style-name="P4">Inhalt:</text:p>
            <text:p text:style-name="P20"/>
            <text:p text:style-name="P21">Das ESP-Modul bietet die Möglichkeit Softwareaktualisierungen via OTA zu laden. Dafür müssen mehrere Partitionen im Speicher erstellt werden, welche zwei verschiedene Stände der Software enthalten. Der Bootloader entscheidet durch ein gesetzte Marke welche Software von welcher Partition geladen werden soll. Die Übertragung der Daten kann entweder über Bluetooth oder WLAN erfolgen.</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0T12:03:50.376072501</meta:creation-date>
    <dc:date>2022-12-28T10:51:02.750117930</dc:date>
    <meta:editing-duration>PT3H21M36S</meta:editing-duration>
    <meta:editing-cycles>43</meta:editing-cycles>
    <meta:generator>LibreOffice/7.3.7.2$Linux_X86_64 LibreOffice_project/30$Build-2</meta:generator>
    <meta:document-statistic meta:table-count="1" meta:image-count="0" meta:object-count="0" meta:page-count="3" meta:paragraph-count="84" meta:word-count="817" meta:character-count="6068" meta:non-whitespace-character-count="5337"/>
  </office:meta>
</office:document-meta>
</file>